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Depends 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 brochure &amp; entry for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nt poster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ish web p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ide prize money</text:p>
          </table:table-cell>
          <table:table-cell office:value-type="string" calcext:value-type="string">
            <text:p>final numb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eutenant for directo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irecotr's need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ector's hote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ck furnitu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a/coffee/wat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abled acc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crophone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ower and xtn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ignag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stration</text:p>
          </table:table-cell>
          <table:table-cell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22:47:32.963094852</meta:creation-date>
    <dc:date>2014-02-18T22:51:40.980837574</dc:date>
    <meta:editing-duration>P0D</meta:editing-duration>
    <meta:editing-cycles>1</meta:editing-cycles>
    <meta:document-statistic meta:table-count="1" meta:cell-count="31" meta:object-count="0"/>
    <meta:generator>LibreOffice/4.1.3.2$Linux_X86_64 LibreOffice_project/410m0$Build-2</meta:generator>
  </office:meta>
</office:document-meta>
</file>